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bining my features based on gain with shing features</text:p>
          </table:table-cell>
          <table:table-cell office:value-type="string" calcext:value-type="string">
            <text:p>best iteration: 378, shing params, log-loss:0.242671, auc: 0.838627</text:p>
          </table:table-cell>
        </table:table-row>
        <table:table-row table:style-name="ro1">
          <table:table-cell office:value-type="string" calcext:value-type="string">
            <text:p>only shing features</text:p>
          </table:table-cell>
          <table:table-cell office:value-type="string" calcext:value-type="string">
            <text:p>best iteration:286, log-loss:0.242914, auc:0.838301</text:p>
          </table:table-cell>
        </table:table-row>
        <table:table-row table:style-name="ro1">
          <table:table-cell office:value-type="string" calcext:value-type="string">
            <text:p>combining my important feat with shing features</text:p>
          </table:table-cell>
          <table:table-cell office:value-type="string" calcext:value-type="string">
            <text:p>best iteration:453, log-loss:0.242452, auc:0.838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6:26:36.672046190</meta:creation-date>
    <dc:date>2017-08-13T11:09:43.491837884</dc:date>
    <meta:editing-duration>PT17H2M24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